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0.385cm" fo:min-width="2.548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0.385cm" fo:min-width="1.15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723cm"/>
      <style:paragraph-properties style:writing-mode="lr-tb"/>
    </style:style>
    <style:style style:name="gr4" style:family="graphic" style:parent-style-name="standard">
      <style:graphic-properties draw:fill-color="#bbe33d" draw:textarea-horizontal-align="justify" draw:textarea-vertical-align="top" draw:auto-grow-height="false" fo:min-height="1.555cm" fo:min-width="1.786cm"/>
      <style:paragraph-properties style:writing-mode="lr-tb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0.385cm" fo:min-width="1.34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bbe33d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635cm" svg:x="3.594cm" svg:y="1.457cm">
          <text:p text:style-name="P1"><text:span text:style-name="T1">ObserverG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cm" svg:y="1.5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6.623cm" svg:y="1.152cm">
          <text:p text:style-name="P4"><text:span text:style-name="T2">g</text:span><text:span text:style-name="T2">R</text:span><text:span text:style-name="T2">P</text:span><text:span text:style-name="T2">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.286cm" svg:height="1.805cm" svg:x="9.2cm" svg:y="1.1cm">
          <text:p text:style-name="P1"><text:span text:style-name="T1">Grpc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49cm" svg:height="0.635cm" svg:x="12.348cm" svg:y="1.508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12.348cm" svg:y="2.321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12.348cm" svg:y="3.13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12.348cm" svg:y="3.948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19cm" svg:y="3.8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19cm" svg:y="3.07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19cm" svg:y="2.2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9.5cm" svg:y="2.1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51cm" svg:y1="1.889cm" svg:x2="3.667cm" svg:y2="1.889cm">
          <text:p/>
        </draw:line>
        <draw:line draw:style-name="gr6" draw:text-style-name="P6" draw:layer="layout" svg:x1="11.16cm" svg:y1="2.397cm" svg:x2="12.376cm" svg:y2="4.302cm">
          <text:p/>
        </draw:line>
        <draw:line draw:style-name="gr6" draw:text-style-name="P6" draw:layer="layout" svg:x1="11.16cm" svg:y1="2.397cm" svg:x2="12.376cm" svg:y2="2.651cm">
          <text:p/>
        </draw:line>
        <draw:line draw:style-name="gr6" draw:text-style-name="P6" draw:layer="layout" svg:x1="2.651cm" svg:y1="1.889cm" svg:x2="3.667cm" svg:y2="4.302cm">
          <text:p/>
        </draw:line>
        <draw:line draw:style-name="gr6" draw:text-style-name="P6" draw:layer="layout" svg:x1="2.651cm" svg:y1="1.889cm" svg:x2="3.54cm" svg:y2="2.651cm">
          <text:p/>
        </draw:line>
        <draw:line draw:style-name="gr6" draw:text-style-name="P6" draw:layer="layout" svg:x1="11.16cm" svg:y1="2.397cm" svg:x2="12.376cm" svg:y2="1.7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3-05-08T18:03:43.762075693</dc:date>
    <meta:editing-duration>PT1H27M2S</meta:editing-duration>
    <meta:editing-cycles>30</meta:editing-cycles>
    <meta:generator>LibreOffice/6.4.7.2$Linux_X86_64 LibreOffice_project/40$Build-2</meta:generator>
    <meta:document-statistic meta:object-count="18"/>
  </office:meta>
</office:document-meta>
</file>